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officeooo:paragraph-rsid="000fed5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ed56"/>
    </style:style>
    <style:style style:name="T3" style:family="text">
      <style:text-properties fo:language="en" fo:country="US"/>
    </style:style>
    <style:style style:name="T4" style:family="text">
      <style:text-properties officeooo:rsid="000fe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4"><text:span text:style-name="T4">29.12.2012 </text:span><text:span text:style-name="T2">Версия 0.16. Исправление</text:span></text:p>
      <text:p text:style-name="P4"><text:span text:style-name="T2">- исправлена ошибка потери шрифта из-за чего не выводился текст в </text:span><text:span text:style-name="T4">Magic </text:span><text:span text:style-name="T2">режиме.</text:span></text:p>
      <text:p text:style-name="P5"/>
      <text:p text:style-name="P5">27.05.2012 Версия 0.15 Исправление</text:p>
      <text:p text:style-name="P5">- изменен автодетект винчестера из-за изменений в реализации железа.</text:p>
      <text:p text:style-name="P3"/>
      <text:p text:style-name="P3">18.<text:span text:style-name="T1">01.2012 Версия 0.14 Исправление</text:span></text:p>
      <text:p text:style-name="P3"><text:span text:style-name="T1">- исправлена ошибка обработки кнопки </text:span>Magic. </text:p>
      <text:p text:style-name="P5"/>
      <text:p text:style-name="P5">04.12.2011 Версия 0.13 Маленькое изменение</text:p>
      <text:p text:style-name="P5">- изменен номер сектора для сохранения каких-то настроек на <text:span text:style-name="T3">HDD. </text:span>Теперь сохранение происходит в сектор непосредственно следующий за <text:span text:style-name="T3">MBR.</text:span></text:p>
      <text:p text:style-name="P5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5">- в теневом меню изменено отображение турбо режима с <text:span text:style-name="T3">«</text:span>Fast-Normal<text:span text:style-name="T3">» </text:span>на <text:span text:style-name="T3">«3,5-7,0-14,0».</text:span></text:p>
      <text:p text:style-name="P5"/>
      <text:p text:style-name="P3"><text:span text:style-name="T1">28.09.2011</text:span> <text:span text:style-name="T1">Версия 0.11 Исправления</text:span></text:p>
      <text:p text:style-name="P5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5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5">- в связи с пока еще не полной переделкой временно убраны следующие пункты и подпункты меню теневого сервиса вызываемого по <text:span text:style-name="T3">MAGIC: </text:span></text:p>
      <text:p text:style-name="P5"><text:span text:style-name="T3">&gt;Main menu-Monitor </text:span>(отладчик)<text:span text:style-name="T3">;</text:span></text:p>
      <text:p text:style-name="P3">&gt;Main menu-&gt;Save &amp; load: Compression, ROM disk;</text:p>
      <text:p text:style-name="P3">&gt;Main menu-&gt;Print screen: Printer 1, Printer 2;</text:p>
      <text:p text:style-name="P5"><text:span text:style-name="T3">&gt;Main menu-&gt;Setup-&gt;Time &amp; date </text:span>пункты установки времени и даты.</text:p>
      <text:p text:style-name="P5">- параметры настройки сохраняемые в <text:span text:style-name="T3">CMOS </text:span>и <text:span text:style-name="T3">NVRAM </text:span>уплотнены и сохраняются в <text:span text:style-name="T3">CMOS PentEVO </text:span>в ячейках <text:span text:style-name="T3">#40-#7F. </text:span>Используются не все выделенные ячейки.</text:p>
      <text:p text:style-name="P5">- работа с винчестером переделана для работы встроенного <text:span text:style-name="T3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3">ProfROM BIOS.</text:span></text:p>
      <text:p text:style-name="P5"><text:span text:style-name="T3">- </text:span>тестирование железа по сбросу или включению временно делается всегда.</text:p>
      <text:p text:style-name="P5">- удалены многие коды связанные с работой контроллера <text:span text:style-name="T3">SMUC </text:span>и всего к нему подключаемого. Сам контроллер <text:span text:style-name="T3">SMUC </text:span>не поддерживается.</text:p>
      <text:p text:style-name="P5">- переделано (не полностью) отображение времени и даты в теневом сервисе из-за другого режима счета времени. <text:span text:style-name="T3">ProfROM </text:span>заточен на двоичный счет, в <text:span text:style-name="T3">PentEVO </text:span>часах доступен только двоично-десятичный. По этой причине временно удалена установка часов и даты в меню <text:span text:style-name="T3">Setup.</text:span></text:p>
      <text:p text:style-name="P5">- пока еще не устранена причина пропадания примонтированных дискет с винчестера. Причина кроется в опции <text:span text:style-name="T3">LBA ON. </text:span>Если опция находится в положении <text:span text:style-name="T3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3">CHS <text:s/></text:span>и <text:span text:style-name="T3">LBA </text:span>адресации и недоделанности работы с винчестером в <text:span text:style-name="T3">ProfROM. </text:span>В причинах надо более глубоко разбираться.</text:p>
      <text:p text:style-name="P5"><text:soft-page-break/>- работа проверялась со старым винчестером на 2 ГБ. Переходник <text:span text:style-name="T3">SD2IDE </text:span>не заработал, возможно таймуаты надо увеличивать.</text:p>
      <text:p text:style-name="P5">- из-за особенности реализации <text:span text:style-name="T3">MAGIC </text:span>на <text:span text:style-name="T3">PentEVO </text:span>возможны проблемы при выходе из теневого сервиса при его вызове из ПЗУ.</text:p>
      <text:p text:style-name="P5">- изменен формат <text:span text:style-name="T3">MAGIC </text:span>файла в связи с сохранением только 128 Кб памяти вместо 256 Кб. Маркер внутри сохраняемого файла сейчас без упаковки «<text:span text:style-name="T3">M</text:span>4» вместо старого <text:span text:style-name="T3">«M3». </text:span>Возможность сохранять с упаковкой будет иметь маркер <text:span text:style-name="T3">«A4» </text:span>вместо «A3». Старые форматы <text:span text:style-name="T3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7:02:01.37</meta:creation-date>
    <dc:date>2013-02-25T21:20:39.37</dc:date>
    <meta:editing-duration>PT12H23M58S</meta:editing-duration>
    <meta:editing-cycles>18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34" meta:word-count="491" meta:character-count="3370" meta:non-whitespace-character-count="2910"/>
  </office:meta>
</office:document-meta>
</file>